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light" svg:font-family="'Segoe UI Semi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 Semilight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egoe UI Semilight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egoe UI Semilight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 Semilight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style:font-name="Segoe UI Semilight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style:font-name="Segoe UI Semi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Segoe UI Semilight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Segoe UI Semilight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Segoe UI Semilight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Segoe UI Semilight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Segoe UI Semi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Segoe UI Semilight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Segoe UI Semilight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Segoe UI Semilight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 : ETINCELLES</text:p>
      <text:p text:style-name="P1"/>
      <text:p text:style-name="P4">Les étincelles font toutes parties d'une grande flamme...</text:p>
      <text:p text:style-name="P2"/>
      <text:p text:style-name="P6">Préface</text:p>
      <text:p text:style-name="P6"/>
      <text:p text:style-name="P6">0 - Présentation</text:p>
      <text:p text:style-name="P6"/>
      <text:p text:style-name="P7"><text:tab/>Présentation de Spefire</text:p>
      <text:p text:style-name="P7"><text:tab/>Projets principaux</text:p>
      <text:p text:style-name="P7"><text:tab/>Présentation des mascottes</text:p>
      <text:p text:style-name="P5"><text:tab/><text:tab/>Neo, l'être de la nuit</text:p>
      <text:p text:style-name="P5"><text:tab/><text:tab/>Lucy, l'être du jour</text:p>
      <text:p text:style-name="P6"/>
      <text:p text:style-name="P6">I - Première Etincelle : (bleu) Rêveries</text:p>
      <text:p text:style-name="P1"/>
      <text:p text:style-name="P8"><text:tab/>Harry Potter</text:p>
      <text:p text:style-name="P8"><text:tab/>Digimon</text:p>
      <text:p text:style-name="P8"><text:tab/>Card Captor Sakura</text:p>
      <text:p text:style-name="P8"><text:tab/>Code Lyoko</text:p>
      <text:p text:style-name="P8"><text:tab/>Final Fantasy X </text:p>
      <text:p text:style-name="P1"/>
      <text:p text:style-name="P6">II - Deuxième Etincelle : (vert) Eléments</text:p>
      <text:p text:style-name="P1"/>
      <text:p text:style-name="P8"><text:tab/>Lumière : Melkior/Elisa<text:tab/><text:tab/>(néant)</text:p>
      <text:p text:style-name="P8"><text:tab/>Feu : Jérémy<text:tab/><text:tab/><text:tab/>(colère)</text:p>
      <text:p text:style-name="P8"><text:tab/>Air : <text:s/>Zachary<text:tab/><text:tab/><text:tab/>(confiance)</text:p>
      <text:p text:style-name="P8"><text:tab/>Terre : <text:s/>Sheila<text:tab/><text:tab/><text:tab/>(peur)<text:tab/><text:tab/><text:tab/><text:tab/></text:p>
      <text:p text:style-name="P8"><text:tab/>Eau : ???<text:tab/><text:tab/><text:tab/>(joie)</text:p>
      <text:p text:style-name="P8"><text:tab/>Foudre : Ophéliz<text:tab/><text:tab/>(surprise)<text:tab/><text:tab/><text:tab/></text:p>
      <text:p text:style-name="P8"><text:tab/>Magma : ???<text:tab/><text:tab/><text:tab/>(dégoût)</text:p>
      <text:p text:style-name="P8"><text:tab/>Glace : Romain<text:tab/><text:tab/><text:tab/>(anticipation)</text:p>
      <text:p text:style-name="P8"><text:tab/>Vie : Laetitia<text:tab/><text:tab/><text:tab/>(tristesse)</text:p>
      <text:p text:style-name="P1"/>
      <text:p text:style-name="P6">III - Troisième Etincelle : (jaune) Le Monde d'Arlénor</text:p>
      <text:p text:style-name="P6"/>
      <text:p text:style-name="P7"><text:tab/>Le Monde</text:p>
      <text:p text:style-name="P7"><text:tab/>Les Races</text:p>
      <text:p text:style-name="P7"><text:tab/>L'Histoire</text:p>
      <text:p text:style-name="P7"><text:tab/>Les Personnages</text:p>
      <text:p text:style-name="P7"><text:tab/>Lexique</text:p>
      <text:p text:style-name="P1"/>
      <text:p text:style-name="P6">IV - Dernière Etincelle : (rouge) Moments</text:p>
      <text:p text:style-name="P1"/>
      <text:p text:style-name="P3"><text:tab/>UnderWater / Thinking / (etc)</text:p>
      <text:p text:style-name="P3"><text:tab/></text:p>
      <text:p text:style-name="P9">Conclusion</text:p>
      <text:p text:style-name="P9"/>
      <text:p text:style-name="P9">Remerci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emilight" svg:font-family="'Segoe UI Semi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3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3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1T10:56:26.28</meta:creation-date>
    <dc:date>2017-10-23T16:13:41.38</dc:date>
    <meta:editing-duration>PT5H5M19S</meta:editing-duration>
    <meta:editing-cycles>23</meta:editing-cycles>
    <meta:generator>OpenOffice/4.1.3$Win32 OpenOffice.org_project/413m1$Build-9783</meta:generator>
    <meta:document-statistic meta:table-count="0" meta:image-count="0" meta:object-count="0" meta:page-count="1" meta:paragraph-count="36" meta:word-count="124" meta:character-count="817"/>
  </office:meta>
</office:document-meta>
</file>